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draw:textarea-vertical-align="top" fo:min-height="13.75cm"/>
    </style:style>
    <style:style style:name="pr9" style:family="presentation" style:parent-style-name="Midnightblue-subtitle">
      <style:graphic-properties draw:fill-color="#ffffff" draw:textarea-vertical-align="top" fo:min-height="14cm"/>
    </style:style>
    <style:style style:name="pr10" style:family="presentation" style:parent-style-name="Midnightblue2-title">
      <style:graphic-properties fo:min-height="5.75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text-align="start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Curso Java Codo-a-Cod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esentación Ivan Ramis - 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roduc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seudocódigo</text:p>
              </text:list-item>
              <text:list-item>
                <text:p>Primeros pasos en Pseint</text:p>
              </text:list-item>
              <text:list-item>
                <text:p>Algoritmos en Pseint</text:p>
              </text:list-item>
              <text:list-item>
                <text:p>Primeros pasos en Java</text:p>
              </text:list-item>
              <text:list-item>
                <text:p>Algoritmos en Java</text:p>
              </text:list-item>
              <text:list-item>
                <text:p>Programas con MVC (modelo vista controlador)</text:p>
              </text:list-item>
              <text:list-item>
                <text:p>Resumen y objetivos de cur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seudocódigo – Diagrama de fluj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seudocódigo en Pseint</text:p>
          </draw:text-box>
        </draw:frame>
        <draw:frame presentation:style-name="pr8" draw:text-style-name="P3" draw:layer="layout" svg:width="27.6cm" svg:height="14.7cm" svg:x="0.2cm" svg:y="4.8cm" presentation:class="outline" presentation:user-transformed="true">
          <draw:text-box>
            <text:p text:style-name="P2"><text:span text:style-name="T1">Algoritmo programa_lista_alumnos</text:span></text:p>
            <text:p text:style-name="P2"><text:span text:style-name="T1">Imprimir “ingrese la cantidad de alumnos”</text:span></text:p>
            <text:p text:style-name="P2"><text:span text:style-name="T1">Leer cantidad de alumnos</text:span></text:p>
            <text:p text:style-name="P2"><text:span text:style-name="T1"/></text:p>
            <text:p text:style-name="P2"><text:span text:style-name="T1">Dimension lista_alumnos[cantidad_alumnos]</text:span></text:p>
            <text:p text:style-name="P2"><text:span text:style-name="T1">Dimension lista_alumnos_apellidos[cantidad_alumnos]</text:span></text:p>
            <text:p text:style-name="P2"><text:span text:style-name="T1"/></text:p>
            <text:p text:style-name="P2"><text:span text:style-name="T1">alumnos_ingresados ← 0</text:span></text:p>
            <text:p text:style-name="P2"><text:span text:style-name="T1"/></text:p>
            <text:p text:style-name="P2"><text:span text:style-name="T1">Repetir</text:span></text:p>
            <text:p text:style-name="P2"><text:span text:style-name="T1"/></text:p>
            <text:p text:style-name="P2"><text:span text:style-name="T1">Imprimir “ingrese nombre del alumno”</text:span></text:p>
            <text:p text:style-name="P2"><text:span text:style-name="T1">Leer nombre_alumno</text:span></text:p>
            <text:p text:style-name="P2"><text:span text:style-name="T1">Imprimir “ingrese apellido del alumno”</text:span><text:span text:style-name="T1"><text:tab/></text:span></text:p>
            <text:p text:style-name="P2"><text:span text:style-name="T1">Leer apellido_alumnos</text:span></text:p>
            <text:p text:style-name="P2"><text:span text:style-name="T1"/></text:p>
            <text:p text:style-name="P2"><text:span text:style-name="T1">lista_alumnos[alumnos_ingresados]← nombre_alumno</text:span></text:p>
            <text:p text:style-name="P2"><text:span text:style-name="T1">lista_alumnos_apellidos[alumnos_ingresados] ← apellido_alumnos</text:span></text:p>
            <text:p text:style-name="P2"><text:span text:style-name="T1">alumnos_ingresados ← alumnos_ingresados +1</text:span></text:p>
            <text:p text:style-name="P2"><text:span text:style-name="T1"/></text:p>
            <text:p text:style-name="P2"><text:span text:style-name="T1">Hasta que</text:span></text:p>
            <text:p text:style-name="P2"><text:span text:style-name="T1"/></text:p>
            <text:p text:style-name="P2"><text:span text:style-name="T1">alumnos_ingresados &gt;= cantidad_alumnos</text:span></text:p>
            <text:p text:style-name="P2"><text:span text:style-name="T1"/></text:p>
            <text:p text:style-name="P2"><text:span text:style-name="T1">Alumnos ← 0</text:span></text:p>
            <text:p text:style-name="P2"><text:span text:style-name="T1">Borrar pantalla</text:span></text:p>
            <text:p text:style-name="P2"><text:span text:style-name="T1"/></text:p>
            <text:p text:style-name="P2"><text:span text:style-name="T1">Escribir “los alumnos ingresados son: “</text:span></text:p>
            <text:p text:style-name="P2"><text:span text:style-name="T1"/></text:p>
            <text:p text:style-name="P2"><text:span text:style-name="T1">Repetir</text:span></text:p>
            <text:p text:style-name="P2"><text:span text:style-name="T1">Escribir lista_alumnos[alumnos] “ “ lista_alumnos_apellidos[alumnos]</text:span></text:p>
            <text:p text:style-name="P2"><text:span text:style-name="T1">alumnos←alumnos+1</text:span></text:p>
            <text:p text:style-name="P2"><text:span text:style-name="T1">Hasta que alumnos-&lt;alumnos+1</text:span></text:p>
            <text:p text:style-name="P2"><text:span text:style-name="T1">Fin Arlgorit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ción a Java</text:p>
          </draw:text-box>
        </draw:frame>
        <draw:frame presentation:style-name="pr5" draw:layer="layout" svg:width="12.687cm" svg:height="14cm" svg:x="1cm" svg:y="5.5cm" presentation:class="outline">
          <draw:text-box>
            <text:p>package clase21;</text:p>
            <text:p/>
            <text:p>/**</text:p>
            <text:p><text:s/>* Clase principal donde se implementan las propiedades</text:p>
            <text:p><text:s/>* @author alumno</text:p>
            <text:p><text:s/>*/</text:p>
            <text:p>public class Clase21 {</text:p>
            <text:p/>
            <text:p><text:s text:c="4"/>/**</text:p>
            <text:p><text:s text:c="5"/>* @param args the command line arguments</text:p>
            <text:p><text:s text:c="5"/>*/</text:p>
            <text:p><text:s text:c="4"/>public static void main(String[] args) {</text:p>
            <text:p><text:s text:c="8"/>// TODO code application logic here</text:p>
            <text:p><text:s text:c="8"/>Vehiculo unVehiculo = new Vehiculo();</text:p>
            <text:p><text:s text:c="8"/></text:p>
            <text:p><text:s text:c="8"/>unVehiculo.setMarca("Ford");</text:p>
            <text:p><text:s text:c="8"/>System.out.println(unVehiculo.getMarca());</text:p>
            <text:p><text:s text:c="8"/>unVehiculo.Moverse(50);</text:p>
            <text:p><text:s text:c="8"/></text:p>
            <text:p><text:s text:c="6"/></text:p>
            <text:p/>
          </draw:text-box>
        </draw:frame>
        <draw:frame presentation:style-name="pr5" draw:layer="layout" svg:width="12.687cm" svg:height="14cm" svg:x="14.322cm" svg:y="5.5cm" presentation:class="outline">
          <draw:text-box>
            <text:p><text:s text:c="2"/>Moto unaMoto = new Moto();</text:p>
            <text:p><text:s text:c="8"/>unaMoto.setPasajeros(1);</text:p>
            <text:p><text:s text:c="8"/>System.out.println(unaMoto.getPasajeros());</text:p>
            <text:p><text:s text:c="8"/>unaMoto.setTipoMotor("2 Cilindros");</text:p>
            <text:p><text:s text:c="8"/>System.out.println(unaMoto.getTipoMotor());</text:p>
            <text:p><text:s text:c="8"/>unaMoto.setPatente("ABC123");</text:p>
            <text:p><text:s text:c="8"/>System.out.println(unaMoto.getPatente());</text:p>
            <text:p><text:s text:c="8"/>unaMoto.setMarca("Honda");</text:p>
            <text:p><text:s text:c="8"/>System.out.println(unaMoto.getMarca());</text:p>
            <text:p><text:s text:c="8"/>unaMoto.Moverse(10);</text:p>
            <text:p><text:s text:c="4"/>}</text:p>
            <text:p><text:s text:c="4"/>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ódigo aplicando MVC</text:p>
          </draw:text-box>
        </draw:frame>
        <draw:frame presentation:style-name="pr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Ahorcado</text:p>
              </text:list-item>
            </text:list>
            <text:p>public boolean ganaste() {</text:p>
            <text:p>// <text:s text:c="7"/>boolean ganaste = false;</text:p>
            <text:p>// <text:s text:c="7"/>if (contadorLetras == laPalabraArray.length) {</text:p>
            <text:p>// <text:s text:c="11"/>ganaste = true;</text:p>
            <text:p>// <text:s text:c="11"/>System.out.println("GANASTE!!!!");</text:p>
          </draw:text-box>
        </draw:frame>
        <draw:frame presentation:style-name="pr5" draw:layer="layout" svg:width="12.687cm" svg:height="14cm" svg:x="14.313cm" svg:y="5.4cm" presentation:class="outline" presentation:user-transformed="true">
          <draw:text-box>
            <text:list text:style-name="L2">
              <text:list-item>
                <text:p><text:span text:style-name="T2">Conversor</text:span></text:p>
              </text:list-item>
            </text:list>
            <text:p>public class Conversor { <text:s text:c="3"/></text:p>
            <text:p><text:s text:c="4"/>private double celcius;</text:p>
            <text:p><text:s text:c="4"/>private double kelvin;</text:p>
            <text:p><text:s text:c="4"/>private double farengei;</text:p>
            <text:p><text:s text:c="4"/>private double temperaturaConvertida;</text:p>
            <text:p><text:s text:c="4"/>private String laTemperatura;</text:p>
            <text:p><text:s text:c="4"/>public Conversor() {</text:p>
            <text:p><text:s text:c="8"/></text:p>
            <text:p><text:s text:c="4"/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ódigo aplicando MVC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lculadora</text:p>
              </text:list-item>
            </text:list>
            <text:p>//2- Resta</text:p>
            <text:p><text:s text:c="8"/>element1 = (float)Math.random() * 10.0f;</text:p>
            <text:p><text:s text:c="8"/>element2 = (float)Math.random() * 10.0f;</text:p>
            <text:p><text:s text:c="8"/>operation = "-";</text:p>
            <text:p><text:s text:c="8"/>result = calculadora.binaryOperation(element1, operation, element2);</text:p>
            <text:p><text:s text:c="8"/></text:p>
            <text:p><text:s text:c="8"/>System.out.println("Calculadora probando operacion: " + operation +</text:p>
            <text:p><text:s text:c="16"/>" Elementos(1) "+ element1 + </text:p>
            <text:p><text:s text:c="16"/>" (2) " + element2 + </text:p>
            <text:p><text:s text:c="16"/>" resultado: " + <text:s/>result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<text:s text:c="40"/>Resumen</text:p>
          </draw:text-box>
        </draw:frame>
        <draw:frame presentation:style-name="pr9" draw:text-style-name="P6" draw:layer="layout" svg:width="26cm" svg:height="14cm" svg:x="1cm" svg:y="5.5cm" presentation:class="subtitle" presentation:user-transformed="true">
          <draw:text-box>
            <text:list text:style-name="L1">
              <text:list-header>
                <text:p text:style-name="P5"/>
                <text:p text:style-name="P5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6cm" svg:x="7.5cm" svg:y="7.5cm" presentation:class="title">
          <draw:text-box>
            <text:p>Muchas Gracia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9:47:32.643000000</meta:creation-date>
    <meta:editing-duration>PT1M14S</meta:editing-duration>
    <meta:editing-cycles>2</meta:editing-cycles>
    <meta:generator>LibreOffice/5.3.4.2$Windows_X86_64 LibreOffice_project/f82d347ccc0be322489bf7da61d7e4ad13fe2ff3</meta:generator>
    <dc:date>2017-10-23T20:52:04.093000000</dc:date>
    <meta:document-statistic meta:object-count="8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